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ddfe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ddfe3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>
      <style:text-properties officeooo:paragraph-rsid="1033ae2c"/>
    </style:style>
    <style:style style:name="P75" style:family="paragraph" style:parent-style-name="Standard">
      <style:text-properties officeooo:paragraph-rsid="1035419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50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5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9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language="en" fo:country="GB"/>
    </style:style>
    <style:style style:name="T20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fo:language="en" fo:country="GB" officeooo:rsid="0f28d107"/>
    </style:style>
    <style:style style:name="T202" style:family="text">
      <style:text-properties fo:language="en" fo:country="GB" officeooo:rsid="0ff024dc"/>
    </style:style>
    <style:style style:name="T203" style:family="text">
      <style:text-properties officeooo:rsid="0fad59bb"/>
    </style:style>
    <style:style style:name="T204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8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5">Checklist for installing </text:span></text:span><text:span text:style-name="Strong_20_Emphasis"><text:span text:style-name="T85"><text:user-field-get text:name="Distro">Ubuntu</text:user-field-get></text:span></text:span><text:span text:style-name="Strong_20_Emphasis"><text:span text:style-name="T85"><text:s/></text:span></text:span><text:span text:style-name="Strong_20_Emphasis"><text:span text:style-name="T86"><text:user-field-get text:name="Version">24.04</text:user-field-get></text:span></text:span><text:span text:style-name="Strong_20_Emphasis"><text:span text:style-name="T87"><text:note text:id="ftn1" text:note-class="footnote"><text:note-citation>1</text:note-citation><text:note-body><text:p text:style-name="P69"><text:span text:style-name="T205">This </text:span><text:span text:style-name="Strong_20_Emphasis"><text:span text:style-name="T207"><text:user-field-get text:name="Distro">Ubuntu</text:user-field-get></text:span></text:span><text:span text:style-name="T206"><text:s/></text:span><text:span text:style-name="T208"><text:user-field-get text:name="Version">24.04</text:user-field-get></text:span><text:span text:style-name="T208"><text:s/>Server</text:span><text:span text:style-name="T205"> (codename noble) from April </text:span><text:span text:style-name="Strong_20_Emphasis"><text:span text:style-name="T209"><text:user-field-get text:name="Releaseyear">2024</text:user-field-get></text:span></text:span><text:span text:style-name="T205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8"><text:s/></text:span></text:span><text:span text:style-name="Strong_20_Emphasis"><text:span text:style-name="T90">Server</text:span></text:span><text:span text:style-name="Strong_20_Emphasis"><text:span text:style-name="T89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7">This is a fillable PDF, no printing required.</text:span></text:span></text:p>
      <text:p text:style-name="P28"><text:span text:style-name="Strong_20_Emphasis"><text:span text:style-name="T82"/></text:span></text:p>
      <text:p text:style-name="P15"><text:span text:style-name="T100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100"> behind the </text:span><text:span text:style-name="T114">underlined</text:span><text:span text:style-name="T101"> </text:span><text:span text:style-name="T100">words, see [explanation]:</text:span></text:p>
      <text:p text:style-name="P16"><text:span text:style-name="Definition"><text:span text:style-name="T200">user</text:span></text:span><text:span text:style-name="T151"><text:tab/><text:tab/></text:span><text:span text:style-name="T161"> <text:tab/><text:tab/><text:tab/> </text:span><text:span text:style-name="T152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52"><text:s text:c="2"/></text:span><text:span text:style-name="T153">[</text:span><text:span text:style-name="T159">F</text:span><text:span text:style-name="T154">ull </text:span><text:span text:style-name="T162">na</text:span><text:span text:style-name="T164">me,</text:span><text:span text:style-name="T162"> </text:span><text:span text:style-name="T164">e.g.</text:span><text:span text:style-name="T162"> </text:span><text:span text:style-name="T163">J</text:span><text:span text:style-name="T169">ohn Doe</text:span><text:span text:style-name="T168">]</text:span></text:p>
      <text:p text:style-name="P67"><text:span text:style-name="Definition"><text:span text:style-name="T167">USER</text:span></text:span><text:span text:style-name="Definition"><text:span text:style-name="T199">na</text:span></text:span><text:span text:style-name="Definition"><text:span text:style-name="T201">me</text:span></text:span><text:span text:style-name="T166"><text:tab/><text:tab/><text:tab/> </text:span><text:span text:style-name="T166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6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5">j</text:span><text:span text:style-name="T97">oh</text:span><text:span text:style-name="T95">n</text:span><text:span text:style-name="T96">]</text:span></text:p>
      <text:p text:style-name="P16"><text:span text:style-name="Definition"><text:span text:style-name="T202">serv</text:span></text:span><text:span text:style-name="Definition"><text:span text:style-name="T199">ERNA</text:span></text:span><text:span text:style-name="Definition"><text:span text:style-name="T201">me</text:span></text:span><text:span text:style-name="T170"><text:tab/> <text:tab/> </text:span><text:span text:style-name="T199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9"><text:s text:c="2"/></text:span><text:span text:style-name="T171">[</text:span><text:span text:style-name="T177">N</text:span><text:span text:style-name="T172">a</text:span><text:span text:style-name="T176">me of the</text:span><text:span text:style-name="T172"> </text:span><text:span text:style-name="T178">server</text:span><text:span text:style-name="T173">, </text:span><text:span text:style-name="T176">e.g.</text:span><text:span text:style-name="T174"> </text:span><text:span text:style-name="T178">sv</text:span><text:span text:style-name="T175">02</text:span><text:span text:style-name="T171">]</text:span></text:p>
      <text:p text:style-name="P16"><text:span text:style-name="Definition"><text:span text:style-name="T180">USER</text:span></text:span><text:span text:style-name="T179"><text:tab/><text:tab/></text:span><text:span text:style-name="T161"> <text:tab/><text:tab/><text:tab/> </text:span><text:span text:style-name="T152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52"><text:s text:c="2"/></text:span><text:span text:style-name="T153">[</text:span><text:span text:style-name="T159">F</text:span><text:span text:style-name="T155">ull </text:span><text:span text:style-name="T156">na</text:span><text:span text:style-name="T157">me</text:span><text:span text:style-name="T156"> possibly </text:span><text:span text:style-name="T160">2</text:span><text:span text:style-name="T192">nd</text:span><text:span text:style-name="T160"> </text:span><text:span text:style-name="T158">user</text:span><text:span text:style-name="T165">]</text:span></text:p>
      <text:p text:style-name="P67"><text:span text:style-name="Definition"><text:span text:style-name="T180">USERN</text:span></text:span><text:span text:style-name="Definition"><text:span text:style-name="T181">a</text:span></text:span><text:span text:style-name="Definition"><text:span text:style-name="T182">me</text:span></text:span><text:span text:style-name="Definition"><text:span text:style-name="T186"><text:tab/><text:tab/><text:tab/> </text:span></text:span><text:span text:style-name="T166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6"><text:s text:c="2"/></text:span><text:span text:style-name="T183">[</text:span><text:span text:style-name="T185">U</text:span><text:span text:style-name="T184">ser</text:span><text:span text:style-name="T188">na</text:span><text:span text:style-name="T189">me</text:span><text:span text:style-name="T188"> possibly </text:span><text:span text:style-name="T191">2</text:span><text:span text:style-name="T193">nd</text:span><text:span text:style-name="T191"> </text:span><text:span text:style-name="T190">user</text:span><text:span text:style-name="T187">]</text:span></text:p>
      <text:p text:style-name="P16"><text:span text:style-name="T98">Replace the </text:span><text:span text:style-name="T113">underlined</text:span><text:span text:style-name="T98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8">.</text:span></text:p>
      <text:p text:style-name="P47"/>
      <text:p text:style-name="P47"/>
      <text:p text:style-name="P17"><text:span text:style-name="T111">Not yet on Linux?</text:span><text:span text:style-name="T103"><text:tab/></text:span><text:span text:style-name="T107">Use</text:span><text:span text:style-name="T104"> </text:span><text:span text:style-name="Strong_20_Emphasis"><text:span text:style-name="T115">Checklist </text:span></text:span><text:span text:style-name="Strong_20_Emphasis"><text:span text:style-name="T116">transfer</text:span></text:span><text:span text:style-name="T104"> o</text:span><text:span text:style-name="T105">n</text:span><text:span text:style-name="T10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6"> </text:span><text:span text:style-name="T105">u</text:span><text:span text:style-name="T106">nder </text:span><text:span text:style-name="T112">Linux</text:span><text:span text:style-name="T99">.</text:span></text:p>
      <text:p text:style-name="P17"><text:span text:style-name="T109">New installation?</text:span><text:span text:style-name="T99"><text:tab/><text:tab/></text:span><text:span text:style-name="T108">Start at chapter</text:span><text:span text:style-name="T99"> </text:span><text:span text:style-name="T109"><text:bookmark-ref text:reference-format="page" text:ref-name="__RefNumPara__4009_1271708128">2</text:bookmark-ref></text:span><text:span text:style-name="T99"><text:s text:c="2"/></text:span><text:span text:style-name="T110"><text:bookmark-ref text:reference-format="text" text:ref-name="__RefNumPara__4009_1271708128">Perform installation</text:bookmark-ref></text:span><text:span text:style-name="T102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203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3">Login any additional </text:span></text:span><text:span text:style-name="Definition"><text:span text:style-name="T198">USER</text:span></text:span><text:span text:style-name="User_20_Entry"><text:span text:style-name="T68">s</text:span></text:span><text:span text:style-name="User_20_Entry"><text:span text:style-name="T73"> </text:span></text:span><text:span text:style-name="User_20_Entry"><text:span text:style-name="T63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9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3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4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8">Boot the computer from</text:span><text:span text:style-name="T123"><text:note text:id="ftn3" text:note-class="footnote"><text:note-citation>1</text:note-citation><text:note-body><text:p text:style-name="P3"><text:span text:style-name="T74">Boot menu/Setup via one of the </text:span><text:span text:style-name="T75">f</text:span><text:span text:style-name="T74">requently used keys:</text:span> <text:span text:style-name="T204">Esc</text:span>, <text:span text:style-name="T204">Delete</text:span>, <text:span text:style-name="T204">F1</text:span>, <text:span text:style-name="T204">F2</text:span>, <text:span text:style-name="T204">F9</text:span>, <text:span text:style-name="T204">F10</text:span>, <text:span text:style-name="T204">F11</text:span>, <text:span text:style-name="T218">or </text:span><text:span text:style-name="T204">F12</text:span>.</text:p></text:note-body></text:note></text:span><text:span text:style-name="T118"> an</text:span><text:span text:style-name="T120"> </text:span><text:span text:style-name="Strong_20_Emphasis"><text:span text:style-name="T93"><text:user-field-get text:name="Distro">Ubuntu</text:user-field-get></text:span></text:span><text:span text:style-name="T122"><text:s/></text:span><text:span text:style-name="T94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4"><text:user-field-get text:name="Distro">Ubuntu</text:user-field-get></text:span></text:span><text:span text:style-name="Strong_20_Emphasis"><text:span text:style-name="T124"><text:s/></text:span></text:span><text:span text:style-name="T16">without modifying any files on the hard drive and also allows installation of </text:span><text:span text:style-name="Strong_20_Emphasis"><text:span text:style-name="T124"><text:user-field-get text:name="Distro">Ubuntu</text:user-field-get></text:span></text:span><text:span text:style-name="Strong_20_Emphasis"><text:span text:style-name="T124">.</text:span></text:span></text:p></text:note-body></text:note></text:span><text:span text:style-name="T118"> USB stick</text:span><text:span text:style-name="T56"><text:note text:id="ftn5" text:note-class="footnote"><text:note-citation>3</text:note-citation><text:note-body><text:p text:style-name="P68"><text:span text:style-name="Strong_20_Emphasis"><text:span text:style-name="T64">Create a bootable USB stick:<text:line-break/>Download a </text:span></text:span><text:span text:style-name="Strong_20_Emphasis"><text:span text:style-name="T69"><text:user-field-get text:name="Distro">Ubuntu</text:user-field-get></text:span></text:span><text:span text:style-name="Strong_20_Emphasis"><text:span text:style-name="T69"><text:s/>Server</text:span></text:span><text:span text:style-name="Strong_20_Emphasis"><text:span text:style-name="T67"> </text:span></text:span><text:span text:style-name="Strong_20_Emphasis"><text:span text:style-name="T69"><text:user-field-get text:name="Version">24.04</text:user-field-get></text:span></text:span><text:span text:style-name="Strong_20_Emphasis"><text:span text:style-name="T69"><text:s/></text:span></text:span><text:span text:style-name="Strong_20_Emphasis"><text:span text:style-name="T70">LTS </text:span></text:span><text:span text:style-name="Strong_20_Emphasis"><text:span text:style-name="T6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5">ubuntu.com/download</text:span></text:span></text:a><text:span text:style-name="Strong_20_Emphasis"><text:span text:style-name="T65">.</text:span></text:span></text:p><text:p text:style-name="P66"><text:span text:style-name="Strong_20_Emphasis"><text:span text:style-name="T64"><text:tab/></text:span></text:span><text:span text:style-name="Strong_20_Emphasis"><text:span text:style-name="T66">The next steps are described in </text:span></text:span><text:span text:style-name="Strong_20_Emphasis"><text:span text:style-name="T71">Linux informati</text:span></text:span><text:span text:style-name="Strong_20_Emphasis"><text:span text:style-name="T72">on</text:span></text:span><text:span text:style-name="Strong_20_Emphasis"><text:span text:style-name="T6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6">karelzimmer.nl/en</text:span></text:span></text:a><text:span text:style-name="Strong_20_Emphasis"><text:span text:style-name="T66">, under </text:span></text:span><text:span text:style-name="Strong_20_Emphasis"><text:span text:style-name="T71">Linux</text:span></text:span><text:span text:style-name="Strong_20_Emphasis"><text:span text:style-name="T66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1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19"> </text:span><text:span text:style-name="T121">and press the </text:span><text:span text:style-name="Strong_20_Emphasis"><text:span text:style-name="T84">Enter</text:span></text:span><text:span text:style-name="Strong_20_Emphasis"><text:span text:style-name="T61"> </text:span></text:span><text:span text:style-name="Strong_20_Emphasis"><text:span text:style-name="T62">key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81">Complete the installation screens.</text:span></text:span><text:span text:style-name="T81"/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6">At</text:span><text:span text:style-name="T135"> </text:span><text:span text:style-name="Strong_20_Emphasis"><text:span text:style-name="T137">Profile </text:span></text:span><text:span text:style-name="Strong_20_Emphasis"><text:span text:style-name="T143">configuration</text:span></text:span><text:span text:style-name="Strong_20_Emphasis"><text:span text:style-name="T129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8">Enter</text:span><text:span text:style-name="T139"> </text:span><text:span text:style-name="Strong_20_Emphasis"><text:span text:style-name="T137">Your</text:span></text:span><text:span text:style-name="Strong_20_Emphasis"><text:span text:style-name="T140"> n</text:span></text:span><text:span text:style-name="Strong_20_Emphasis"><text:span text:style-name="T141">a</text:span></text:span><text:span text:style-name="Strong_20_Emphasis"><text:span text:style-name="T137">me</text:span></text:span><text:span text:style-name="Strong_20_Emphasis"><text:span text:style-name="T130"> </text:span></text:span><text:span text:style-name="Definition"><text:span text:style-name="T13">user</text:span></text:span><text:span text:style-name="Strong_20_Emphasis"><text:span text:style-name="T131">, <text:line-break/></text:span></text:span><text:span text:style-name="Strong_20_Emphasis"><text:span text:style-name="T137">Your server</text:span></text:span><text:span text:style-name="Strong_20_Emphasis"><text:span text:style-name="T145">'</text:span></text:span><text:span text:style-name="Strong_20_Emphasis"><text:span text:style-name="T146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30">,<text:line-break/></text:span></text:span><text:span text:style-name="Strong_20_Emphasis"><text:span text:style-name="T142">Pick a username</text:span></text:span><text:span text:style-name="Strong_20_Emphasis"><text:span text:style-name="T130"> </text:span></text:span><text:span text:style-name="Definition"><text:span text:style-name="T13">username</text:span></text:span><text:span text:style-name="Strong_20_Emphasis"><text:span text:style-name="T130">,<text:line-break/></text:span></text:span><text:span text:style-name="Strong_20_Emphasis"><text:span text:style-name="T134">enter a </text:span></text:span><text:span text:style-name="Strong_20_Emphasis"><text:span text:style-name="T144">password</text:span></text:span><text:span text:style-name="Strong_20_Emphasis"><text:span text:style-name="T134"> twice</text:span></text:span><text:span text:style-name="Strong_20_Emphasis"><text:span text:style-name="T132"> </text:span></text:span><text:span text:style-name="Strong_20_Emphasis"><text:span text:style-name="T133">and press the </text:span></text:span><text:span text:style-name="Strong_20_Emphasis"><text:span text:style-name="T150">Enter</text:span></text:span><text:span text:style-name="Strong_20_Emphasis"><text:span text:style-name="T148"> </text:span></text:span><text:span text:style-name="Strong_20_Emphasis"><text:span text:style-name="T149">key</text:span></text:span><text:span text:style-name="Strong_20_Emphasis"><text:span text:style-name="T148">.</text:span></text:span></text:p>
          </table:table-cell>
        </table:table-row>
      </table:table>
      <text:p text:style-name="P70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4" draw:name="Vorm4_1" draw:style-name="gr1" draw:text-style-name="P81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9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3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8"> 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7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7">Login any additional </text:span></text:span><text:span text:style-name="Definition"><text:span text:style-name="T197">USER</text:span></text:span><text:span text:style-name="User_20_Entry"><text:span text:style-name="T76">s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9" draw:name="Vorm4_ 5" draw:style-name="gr1" draw:text-style-name="P81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0" draw:name="Vorm4_ 6" draw:style-name="gr1" draw:text-style-name="P81" svg:width="0.35cm" svg:height="0.35cm" draw:control="control19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3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0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7">End of checklist,</text:span><text:span text:style-name="T128"> </text:span><text:span text:style-name="Strong_20_Emphasis"><text:span text:style-name="T91"><text:user-field-get text:name="Distro">Ubuntu</text:user-field-get></text:span></text:span><text:span text:style-name="T126"><text:s/></text:span><text:span text:style-name="T125"><text:user-field-get text:name="Version">24.04</text:user-field-get></text:span><text:span text:style-name="T125"><text:s/></text:span><text:span text:style-name="Strong_20_Emphasis"><text:span text:style-name="T92">Server</text:span></text:span><text:span text:style-name="Strong_20_Emphasis"><text:span text:style-name="T57"> </text:span></text:span><text:span text:style-name="T127">installation is complete.</text:span></text:p>
      <text:p text:style-name="P24"/>
      <text:p text:style-name="P18"><text:span text:style-name="Emphasis"><text:span text:style-name="T210">Written</text:span></text:span><text:span text:style-name="Emphasis"><text:span text:style-name="T211"> </text:span></text:span><text:span text:style-name="Emphasis"><text:span text:style-name="T210">by</text:span></text:span><text:span text:style-name="Emphasis"><text:span text:style-name="T21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2">.</text:span></text:span></text:p>
      <text:p text:style-name="P19"><text:span text:style-name="Emphasis"><text:span text:style-name="T215">License </text:span></text:span><text:span text:style-name="Emphasis"><text:span text:style-name="T213">C</text:span></text:span><text:span text:style-name="Emphasis"><text:span text:style-name="T214">C0</text:span></text:span><text:span text:style-name="Emphasis"><text:span text:style-name="T212"> 1.0</text:span></text:span><text:span text:style-name="Emphasis"><text:span text:style-name="T216"> </text:span></text:span><text:span text:style-name="Emphasis"><text:span text:style-name="T21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6"><text:s/></text:span></text:span><text:span text:style-name="Emphasis"><text:span text:style-name="T21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9-29T20:14:23.889414584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14:23.713814616</dc:date>
    <meta:keyword>Installatie</meta:keyword>
    <meta:keyword>Checklist</meta:keyword>
    <meta:keyword>Linux</meta:keyword>
    <meta:editing-cycles>6921</meta:editing-cycles>
    <meta:editing-duration>P12DT3H32M40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83" meta:character-count="2383" meta:non-whitespace-character-count="2011"/>
    <meta:user-defined meta:name="Info 1"/>
    <meta:user-defined meta:name="Info 2"/>
    <meta:user-defined meta:name="Info 3"/>
    <meta:user-defined meta:name="Info 4"/>
  </office:meta>
</office:document-meta>
</file>